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01e30"/>
    </style:style>
    <style:style style:name="P2" style:family="paragraph" style:parent-style-name="Standard">
      <style:text-properties officeooo:rsid="00001e30" officeooo:paragraph-rsid="00001e30"/>
    </style:style>
    <style:style style:name="P3" style:family="paragraph" style:parent-style-name="Standard">
      <style:text-properties officeooo:rsid="00001e30" officeooo:paragraph-rsid="000568e6"/>
    </style:style>
    <style:style style:name="P4" style:family="paragraph" style:parent-style-name="Standard">
      <style:text-properties officeooo:rsid="00001e30" officeooo:paragraph-rsid="00071ce4"/>
    </style:style>
    <style:style style:name="P5" style:family="paragraph" style:parent-style-name="Standard">
      <style:paragraph-properties fo:text-align="justify" style:justify-single-word="false"/>
      <style:text-properties officeooo:rsid="00001e30" officeooo:paragraph-rsid="0008eecb"/>
    </style:style>
    <style:style style:name="P6" style:family="paragraph" style:parent-style-name="Standard">
      <style:paragraph-properties fo:text-align="justify" style:justify-single-word="false"/>
      <style:text-properties officeooo:rsid="0008eecb" officeooo:paragraph-rsid="0008eecb"/>
    </style:style>
    <style:style style:name="P7" style:family="paragraph" style:parent-style-name="Standard">
      <style:paragraph-properties fo:text-align="justify" style:justify-single-word="false"/>
      <style:text-properties officeooo:paragraph-rsid="000c0740"/>
    </style:style>
    <style:style style:name="P8" style:family="paragraph" style:parent-style-name="Standard">
      <style:paragraph-properties fo:text-align="justify" style:justify-single-word="false"/>
      <style:text-properties officeooo:paragraph-rsid="000cfcc6"/>
    </style:style>
    <style:style style:name="P9" style:family="paragraph" style:parent-style-name="Standard">
      <style:paragraph-properties fo:text-align="justify" style:justify-single-word="false"/>
      <style:text-properties officeooo:rsid="00011c45" officeooo:paragraph-rsid="000a0c3a"/>
    </style:style>
    <style:style style:name="P10" style:family="paragraph" style:parent-style-name="Standard">
      <style:paragraph-properties fo:text-align="justify" style:justify-single-word="false"/>
      <style:text-properties officeooo:rsid="00019e59" officeooo:paragraph-rsid="000c0740"/>
    </style:style>
    <style:style style:name="P11" style:family="paragraph" style:parent-style-name="Standard">
      <style:paragraph-properties fo:text-align="justify" style:justify-single-word="false" fo:break-before="page"/>
      <style:text-properties officeooo:rsid="00019e59" officeooo:paragraph-rsid="000c074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8eecb" officeooo:paragraph-rsid="0008eecb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0c0740"/>
    </style:style>
    <style:style style:name="P14" style:family="paragraph" style:parent-style-name="Standard">
      <style:text-properties officeooo:rsid="00001e30" officeooo:paragraph-rsid="0011fc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7fe" style:font-weight-asian="bold" style:font-weight-complex="bold"/>
    </style:style>
    <style:style style:name="T3" style:family="text">
      <style:text-properties fo:font-weight="bold" officeooo:rsid="000c0740" style:font-weight-asian="bold" style:font-weight-complex="bold"/>
    </style:style>
    <style:style style:name="T4" style:family="text">
      <style:text-properties fo:font-weight="bold" officeooo:rsid="000f840b" style:font-weight-asian="bold" style:font-weight-complex="bold"/>
    </style:style>
    <style:style style:name="T5" style:family="text">
      <style:text-properties officeooo:rsid="00001e30"/>
    </style:style>
    <style:style style:name="T6" style:family="text">
      <style:text-properties officeooo:rsid="00011c45"/>
    </style:style>
    <style:style style:name="T7" style:family="text">
      <style:text-properties officeooo:rsid="000568e6"/>
    </style:style>
    <style:style style:name="T8" style:family="text">
      <style:text-properties officeooo:rsid="00071ce4"/>
    </style:style>
    <style:style style:name="T9" style:family="text">
      <style:text-properties officeooo:rsid="0008eecb"/>
    </style:style>
    <style:style style:name="T10" style:family="text">
      <style:text-properties officeooo:rsid="000a0c3a"/>
    </style:style>
    <style:style style:name="T11" style:family="text">
      <style:text-properties officeooo:rsid="000c0740"/>
    </style:style>
    <style:style style:name="T12" style:family="text">
      <style:text-properties officeooo:rsid="000cf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P1">1. <text:span text:style-name="T2">( </text:span><text:span text:style-name="T4">4 </text:span><text:span text:style-name="T2">puntos) </text:span><text:span text:style-name="T5">Hacer un programa que contenga:</text:span></text:p>
      <text:p text:style-name="P1"/>
      <text:p text:style-name="P3">La definición del objeto <text:span text:style-name="T7">Trayecto</text:span> con las siguientes características:</text:p>
      <text:p text:style-name="P3"/>
      <text:p text:style-name="P3"><text:tab/>Propiedades:</text:p>
      <text:p text:style-name="P3"/>
      <text:p text:style-name="P3"><text:tab/><text:tab/>De<text:span text:style-name="T7">scripcion</text:span><text:tab/><text:tab/>por ejemplo “<text:span text:style-name="T7">Subida a Guadarrama”</text:span></text:p>
      <text:p text:style-name="P3"><text:tab/><text:tab/><text:span text:style-name="T7">Kmts<text:tab/></text:span><text:tab/><text:tab/><text:span text:style-name="T7">Km. de la ruta</text:span></text:p>
      <text:p text:style-name="P3"><text:tab/><text:tab/><text:span text:style-name="T7">Calorias<text:tab/><text:tab/>Calorias consumidas</text:span></text:p>
      <text:p text:style-name="P3"><text:tab/><text:tab/><text:span text:style-name="T7">Salida<text:tab/></text:span><text:tab/><text:tab/><text:span text:style-name="T7">objeto tipo Date</text:span></text:p>
      <text:p text:style-name="P3"><text:tab/><text:tab/><text:span text:style-name="T7">Llegada<text:tab/><text:tab/>objeto tipo Date</text:span></text:p>
      <text:p text:style-name="P3"/>
      <text:p text:style-name="P3"><text:tab/><text:span text:style-name="T7">Métodos:</text:span></text:p>
      <text:p text:style-name="P3"/>
      <text:p text:style-name="P3"><text:tab/><text:tab/><text:span text:style-name="T7">media()<text:tab/><text:tab/>Devuelve la velocidad media en Km/hora</text:span></text:p>
      <text:p text:style-name="P3"><text:tab/><text:tab/><text:span text:style-name="T7">duracion()<text:tab/><text:tab/>Devuelve la duración de la ruta en milisegundos</text:span></text:p>
      <text:p text:style-name="P2"/>
      <text:p text:style-name="P2">La definición del objeto <text:span text:style-name="T7">Deportista</text:span> con las siguientes características:</text:p>
      <text:p text:style-name="P2"/>
      <text:p text:style-name="P2"><text:tab/>Propiedades:</text:p>
      <text:p text:style-name="P2"/>
      <text:p text:style-name="P2"><text:tab/><text:tab/>Nombre</text:p>
      <text:p text:style-name="P2"><text:tab/><text:tab/>FechaNacimiento <text:tab/>objeto de tipo Date</text:p>
      <text:p text:style-name="P2"><text:tab/><text:tab/><text:span text:style-name="T7">Rutas <text:tab/><text:tab/><text:tab/>tabla de objetos Trayecto</text:span></text:p>
      <text:p text:style-name="P2"/>
      <text:p text:style-name="P4"><text:tab/>Métodos <text:span text:style-name="T8">(utilizar siempre que se pueda los métodos del objeto Trayecto)</text:span>:</text:p>
      <text:p text:style-name="P2"/>
      <text:p text:style-name="P14"><text:tab/><text:tab/><text:span text:style-name="T8">dia_mas_fuerte</text:span> ()<text:tab/><text:span text:style-name="T8">Devuelve un objeto de tipo Date con la fecha (Salida) con</text:span></text:p>
      <text:p text:style-name="P14"><text:span text:style-name="T8"><text:tab/><text:tab/><text:tab/><text:tab/><text:tab/>mayor media</text:span></text:p>
      <text:p text:style-name="P2"><text:tab/><text:tab/><text:span text:style-name="T8">tiempo_total<text:tab/><text:tab/>Devuelve el total del tiempo de todas las rutas en miliseg</text:span></text:p>
      <text:p text:style-name="P2"><text:tab/><text:tab/></text:p>
      <text:p text:style-name="P5"><text:span text:style-name="T6">Un enlace “Introducir datos” que permitirá</text:span> introducir datos en un <text:span text:style-name="T9">objeto de la clase Deportista con un bucle que permita introducir trayectorias hasta que no se deseen más. Para la fecha de nacimiento se solicitará año, mes y día. Para las salidas y llegadas de cada ruta se pedirá, además, hora y minutos y se comprobará:</text:span></text:p>
      <text:p text:style-name="P5"/>
      <text:list xml:id="list2869066361607896276" text:style-name="L1">
        <text:list-item>
          <text:p text:style-name="P12">Que el mes es un valor entre 1 y 12. Se volverá a pedir el mes en caso contrario.</text:p>
        </text:list-item>
        <text:list-item>
          <text:p text:style-name="P12">Que el día es un valor entre 1 y 31. Se volverá a pedir el día en caso contrario.</text:p>
        </text:list-item>
        <text:list-item>
          <text:p text:style-name="P12">Que la hora es un valor entre 0 y 23. Se volverá a pedir la hora en caso contrario.</text:p>
        </text:list-item>
        <text:list-item>
          <text:p text:style-name="P12">Que los minutos son un valor entre 0 y 59. Si no, se volverán a pedir los minutos.</text:p>
        </text:list-item>
        <text:list-item>
          <text:p text:style-name="P12">Que la llegada es posterior a la salida. Se volverán a pedir las fechas en caso contrario.</text:p>
        </text:list-item>
      </text:list>
      <text:p text:style-name="P6"/>
      <text:p text:style-name="P9">Un enlace “Mostrar <text:span text:style-name="T10">edad más en forma” que mostrará la edad (en años) cuando el deportista hizo la mayor media.</text:span></text:p>
      <text:p text:style-name="P9"/>
      <text:p text:style-name="P9"><text:span text:style-name="T10">Un enlace “Tiempo total practicando deporte</text:span>” que mostrará <text:span text:style-name="T10">el dato en la forma: 23:45 horas.</text:span></text:p>
      <text:p text:style-name="P9"/>
      <text:p text:style-name="P9"/>
      <text:p text:style-name="P11">2. <text:span text:style-name="T2">(3 puntos) </text:span>Hacer un programa que permita recoger <text:span text:style-name="T11">en una tabla </text:span>los datos de l<text:span text:style-name="T11">as infracciones de tráfico introduciendo por cada infracción la matrícula, la fecha (por año, mes y día) y el importe. </text:span><text:span text:style-name="T3">Una vez recogidos los datos</text:span><text:span text:style-name="T11"> se realizarán los procesos necesarios para que se muestren </text:span><text:span text:style-name="T3">los nombres</text:span><text:span text:style-name="T11"> de los meses ordenados de mayor a menor cantidad total recaudada en el mes.</text:span></text:p>
      <text:p text:style-name="P10"/>
      <text:p text:style-name="P10"/>
      <text:p text:style-name="P8">3. <text:span text:style-name="T1">(1,5 puntos)</text:span><text:tab/>Hacer un programa que pida <text:span text:style-name="T12">una </text:span>fecha <text:span text:style-name="T12">inicial, otra final y muestre una intermedia cogida de forma aleatoria (con igual probabilidad) con la forma:</text:span></text:p>
      <text:p text:style-name="P8"/>
      <text:p text:style-name="P7"><text:tab/>La <text:span text:style-name="T12">persona premiada ha sido la nacida </text:span>el <text:span text:style-name="T1">LUNES, 25 de marzo de 2.014</text:span></text:p>
      <text:p text:style-name="P7"/>
      <text:p text:style-name="P7"/>
      <text:p text:style-name="P7">4. <text:span text:style-name="T1">(1,5 puntos)</text:span><text:tab/>Hacer un programa que pida una cadena de caracteres y muestre las direcciones de correo electrónico válidas que forman parte de la cadena separándolas por “ / “, teniendo en cuenta que son válidas aquellas que:</text:p>
      <text:p text:style-name="P7"/>
      <text:list xml:id="list674218846557617036" text:style-name="L2">
        <text:list-item>
          <text:p text:style-name="P13">Contienen la letra @.</text:p>
        </text:list-item>
        <text:list-item>
          <text:p text:style-name="P13">Antes de la arroba hay algún carácter alfanumérico (letras, números o guión bajo).</text:p>
        </text:list-item>
        <text:list-item>
          <text:p text:style-name="P13">Después de la arroba hay algún carácter alfanumérico, un punto y una serie de 2 o 3 caracte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6-02-20T13:19:17.622876801</dc:date>
    <meta:editing-duration>PT3H9M11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492" meta:character-count="2910" meta:non-whitespace-character-count="2407"/>
  </office:meta>
</office:document-meta>
</file>